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F00000249A2C4454AAF95D216.png" manifest:media-type="image/png"/>
  <manifest:file-entry manifest:full-path="Pictures/100002010000030F00000249B9ECE42F652C62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0311in" svg:y="4.6362in" svg:width="6.1508in" svg:height="4.5953in" draw:z-index="0"><draw:image xlink:href="Pictures/100002010000030F00000249B9ECE42F652C626B.png" xlink:type="simple" xlink:show="embed" xlink:actuate="onLoad"/></draw:frame><draw:frame draw:style-name="fr1" draw:name="Image3" text:anchor-type="paragraph" svg:x="-0.0311in" svg:y="0.0417in" svg:width="6.1508in" svg:height="4.5953in" draw:z-index="1"><draw:image xlink:href="Pictures/100002010000030F00000249A2C4454AAF95D2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34:13.042909139</meta:creation-date>
    <dc:date>2017-10-09T15:36:43.079566685</dc:date>
    <meta:editing-duration>PT2M3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